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584cf" officeooo:paragraph-rsid="000584cf"/>
    </style:style>
    <style:style style:name="P2" style:family="paragraph" style:parent-style-name="Standard">
      <style:text-properties officeooo:rsid="0005a278" officeooo:paragraph-rsid="0005a278"/>
    </style:style>
    <style:style style:name="P3" style:family="paragraph" style:parent-style-name="Heading_20_2">
      <style:text-properties officeooo:rsid="0005a278" officeooo:paragraph-rsid="0005a278"/>
    </style:style>
    <style:style style:name="P4" style:family="paragraph" style:parent-style-name="Standard">
      <loext:graphic-properties draw:fill="solid" draw:fill-color="#f9f9f9"/>
      <style:paragraph-properties fo:background-color="#f9f9f9" fo:padding="0.282cm" fo:border="0.74pt solid #d5d5d5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7.303cm"/>
        </style:tab-stops>
      </style:paragraph-properties>
      <style:text-properties officeooo:rsid="000739e1" officeooo:paragraph-rsid="000739e1"/>
    </style:style>
    <style:style style:name="P5" style:family="paragraph" style:parent-style-name="HTML_20_Preformatted">
      <loext:graphic-properties draw:fill="solid" draw:fill-color="#f9f9f9"/>
      <style:paragraph-properties fo:background-color="#f9f9f9" fo:padding="0.282cm" fo:border="0.74pt solid #d5d5d5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7.303cm"/>
        </style:tab-stops>
      </style:paragraph-properties>
      <style:text-properties officeooo:rsid="000739e1" officeooo:paragraph-rsid="00074809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0739e1" officeooo:paragraph-rsid="000739e1"/>
    </style:style>
    <style:style style:name="P8" style:family="paragraph" style:parent-style-name="Preformatted_20_Text">
      <style:text-properties officeooo:rsid="0005a278" officeooo:paragraph-rsid="0005a278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rsid="000739e1" officeooo:paragraph-rsid="000739e1"/>
    </style:style>
    <style:style style:name="P11" style:family="paragraph" style:parent-style-name="HTML_20_Preformatted">
      <loext:graphic-properties draw:fill="solid" draw:fill-color="#f9f9f9"/>
      <style:paragraph-properties fo:background-color="#f9f9f9" fo:padding="0.282cm" fo:border="0.74pt solid #d5d5d5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7.303cm"/>
        </style:tab-stops>
      </style:paragraph-properties>
      <style:text-properties fo:color="#000000" style:font-name="Calibri" officeooo:paragraph-rsid="00074809" style:font-name-asian="Calibri1" style:language-asian="en" style:country-asian="US" style:font-name-complex="Times New Roman"/>
    </style:style>
    <style:style style:name="P12" style:family="paragraph" style:parent-style-name="HTML_20_Preformatted">
      <loext:graphic-properties draw:fill="solid" draw:fill-color="#f9f9f9"/>
      <style:paragraph-properties fo:background-color="#f9f9f9" fo:padding="0.282cm" fo:border="0.74pt solid #d5d5d5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7.303cm"/>
        </style:tab-stops>
      </style:paragraph-properties>
      <style:text-properties fo:color="#000000" style:font-name="Calibri" officeooo:paragraph-rsid="000739e1" style:font-name-asian="Calibri1" style:language-asian="en" style:country-asian="US" style:font-name-complex="Times New Roman"/>
    </style:style>
    <style:style style:name="P13" style:family="paragraph" style:parent-style-name="HTML_20_Preformatted">
      <loext:graphic-properties draw:fill="solid" draw:fill-color="#f9f9f9"/>
      <style:paragraph-properties fo:background-color="#f9f9f9" fo:padding="0.282cm" fo:border="0.74pt solid #d5d5d5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7.303cm"/>
        </style:tab-stops>
      </style:paragraph-properties>
      <style:text-properties fo:color="#000000" style:font-name="Calibri" officeooo:rsid="000584cf" officeooo:paragraph-rsid="00074809" style:font-name-asian="Calibri1" style:language-asian="en" style:country-asian="US" style:font-name-complex="Times New Roman"/>
    </style:style>
    <style:style style:name="P14" style:family="paragraph" style:parent-style-name="HTML_20_Preformatted">
      <loext:graphic-properties draw:fill="solid" draw:fill-color="#f9f9f9"/>
      <style:paragraph-properties fo:background-color="#f9f9f9" fo:padding="0.282cm" fo:border="0.74pt solid #d5d5d5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7.303cm"/>
        </style:tab-stops>
      </style:paragraph-properties>
      <style:text-properties fo:color="#000000" style:font-name="Calibri" officeooo:rsid="000584cf" officeooo:paragraph-rsid="000739e1" style:font-name-asian="Calibri1" style:language-asian="en" style:country-asian="US" style:font-name-complex="Times New Roman"/>
    </style:style>
    <style:style style:name="P15" style:family="paragraph" style:parent-style-name="HTML_20_Preformatted">
      <loext:graphic-properties draw:fill="solid" draw:fill-color="#f9f9f9"/>
      <style:paragraph-properties fo:background-color="#f9f9f9" fo:padding="0.282cm" fo:border="0.74pt solid #d5d5d5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7.303cm"/>
        </style:tab-stops>
      </style:paragraph-properties>
      <style:text-properties fo:color="#000000" style:font-name="Calibri" officeooo:rsid="000739e1" officeooo:paragraph-rsid="00074809" style:font-name-asian="Calibri1" style:language-asian="en" style:country-asian="US" style:font-name-complex="Times New Roman"/>
    </style:style>
    <style:style style:name="P16" style:family="paragraph" style:parent-style-name="HTML_20_Preformatted">
      <loext:graphic-properties draw:fill="solid" draw:fill-color="#f9f9f9"/>
      <style:paragraph-properties fo:background-color="#f9f9f9" fo:padding="0.282cm" fo:border="0.74pt solid #d5d5d5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7.303cm"/>
        </style:tab-stops>
      </style:paragraph-properties>
      <style:text-properties fo:color="#000000" style:font-name="Calibri" officeooo:rsid="000739e1" officeooo:paragraph-rsid="000739e1" style:font-name-asian="Calibri1" style:language-asian="en" style:country-asian="US" style:font-name-complex="Times New Roman"/>
    </style:style>
    <style:style style:name="T1" style:family="text">
      <style:text-properties fo:color="#000000" style:font-name="Calibri" style:font-name-asian="Calibri1" style:language-asian="en" style:country-asian="US" style:font-name-complex="Times New Roman"/>
    </style:style>
    <style:style style:name="T2" style:family="text">
      <style:text-properties fo:color="#000000" style:font-name="Calibri" officeooo:rsid="00074809" style:font-name-asian="Calibri1" style:language-asian="en" style:country-asian="US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>cluster_name: 'Test cluster'</text:p>
      <text:p text:style-name="P11">seeds: "10.228.217.45,10.228.218.176"</text:p>
      <text:p text:style-name="P11">listen_address: 10.228.217.45</text:p>
      <text:p text:style-name="P11">rpc_address: 10.228.217.45</text:p>
      <text:p text:style-name="P11">startrpc:true</text:p>
      <text:p text:style-name="P11">broadcast_rpc_address:10.228.217.45</text:p>
      <text:p text:style-name="P11">enable_user_defined_functions: true</text:p>
      <text:p text:style-name="P13">enable_scripted_user_defined_functions: true</text:p>
      <text:p text:style-name="P15">authenticator:PasswordAuthenticator</text:p>
      <text:p text:style-name="P15">authorizer:CassandraAuthorizer</text:p>
      <text:p text:style-name="P5"><text:span text:style-name="T1">listen_address:</text:span><text:span text:style-name="T2">10.228.217.45</text:span></text:p>
      <text:p text:style-name="P1"/>
      <text:p text:style-name="P1"/>
      <text:p text:style-name="P12">cluster_name: 'Test cluster'</text:p>
      <text:p text:style-name="P12">seeds: "10.228.217.45,10.228.218.176"</text:p>
      <text:p text:style-name="P12">listen_address: 10.228.217.45</text:p>
      <text:p text:style-name="P12">rpc_address: 10.228.217.45</text:p>
      <text:p text:style-name="P12">startrpc:true</text:p>
      <text:p text:style-name="P12">broadcast_rpc_address:10.228.217.45</text:p>
      <text:p text:style-name="P12">enable_user_defined_functions: true</text:p>
      <text:p text:style-name="P14">enable_scripted_user_defined_functions: true</text:p>
      <text:p text:style-name="P16">authenticator:PasswordAuthenticator</text:p>
      <text:p text:style-name="P16">authorizer:CassandraAuthorizer</text:p>
      <text:p text:style-name="P16">listen_address:</text:p>
      <text:p text:style-name="P16">auto_bootstrap:false</text:p>
      <text:p text:style-name="P4">endpoint_snitch:Ec2Snitch</text:p>
      <text:p text:style-name="P1"/>
      <text:p text:style-name="P1">To have a multiple datacenters in a single region , we need to set the following properties </text:p>
      <text:p text:style-name="P1"><text:s/>1)endpoint_snitch: Ec2Snitch (in cassandra.yaml file)</text:p>
      <text:p text:style-name="P1"><text:s/>2)enable #dc_suffix (in cassandra-rackdc.properties) and specify the same name for all the nodes <text:s text:c="7"/>which are going to be in same datacenter</text:p>
      <text:p text:style-name="P1"/>
      <text:p text:style-name="P1">To set the maximum JVM HEAP SIZE for cassandra , we have to enable the following property in cassandra-env.sh</text:p>
      <text:p text:style-name="P2">#MAX_HEAP_SIZE="4G" -----&gt; MAX_HEAP_SIZE="4G"</text:p>
      <text:p text:style-name="P2"/>
      <text:h text:style-name="P3" text:outline-level="2">Synchronize clocks<text:a xlink:type="simple" xlink:href="http://docs.datastax.com/en/landing_page/doc/landing_page/recommendedSettings.html#recommendedSettings__synchronize-clocks" text:style-name="Internet_20_link" text:visited-style-name="Visited_20_Internet_20_Link"> </text:a></text:h>
      <text:p text:style-name="Text_20_body">Synchronize the clocks on all nodes, using NTP (Network Time Protocol) or other methods. </text:p>
      <text:p text:style-name="Text_20_body">This is required because Apache Cassandra™ overwrites a column only when there is another version whose timestamp is more recent, which can happen when machines in are different locations. </text:p>
      <text:p text:style-name="P2"/>
      <text:h text:style-name="P3" text:outline-level="2">TCP settings<text:a xlink:type="simple" xlink:href="http://docs.datastax.com/en/landing_page/doc/landing_page/recommendedSettings.html#recommendedSettings__tcp-settings" text:style-name="Internet_20_link" text:visited-style-name="Visited_20_Internet_20_Link"> </text:a></text:h>
      <text:p text:style-name="Text_20_body">To handle thousands of concurrent connections used by Cassandra, the following settings are recommended for optimizing the Linux network stack. Add these settings to /etc/sysctl.conf.</text:p>
      <text:p text:style-name="Preformatted_20_Text"><text:span text:style-name="Source_20_Text">net.core.rmem_max = 16777216</text:span></text:p>
      <text:p text:style-name="Preformatted_20_Text"><text:span text:style-name="Source_20_Text">net.core.wmem_max = 16777216</text:span></text:p>
      <text:p text:style-name="Preformatted_20_Text"><text:soft-page-break/><text:span text:style-name="Source_20_Text">net.core.rmem_default = 16777216</text:span></text:p>
      <text:p text:style-name="Preformatted_20_Text"><text:span text:style-name="Source_20_Text">net.core.wmem_default = 16777216</text:span></text:p>
      <text:p text:style-name="Preformatted_20_Text"><text:span text:style-name="Source_20_Text">net.core.optmem_max = 40960</text:span></text:p>
      <text:p text:style-name="Preformatted_20_Text"><text:span text:style-name="Source_20_Text">net.ipv4.tcp_rmem = 4096 87380 16777216</text:span></text:p>
      <text:p text:style-name="P9"><text:span text:style-name="Source_20_Text">net.ipv4.tcp_wmem = 4096 65536 16777216</text:span></text:p>
      <text:p text:style-name="P8">$ sudo sysctl -p /etc/sysctl.conf</text:p>
      <text:p text:style-name="P9">$ sudo sysctl -p /etc/sysctl.d/filename.conf</text:p>
      <text:h text:style-name="P3" text:outline-level="2">Disable zone_reclaim_mode on NUMA systems<text:a xlink:type="simple" xlink:href="http://docs.datastax.com/en/landing_page/doc/landing_page/recommendedSettings.html#recommendedSettings__zone-reclaim-mode" text:style-name="Internet_20_link" text:visited-style-name="Visited_20_Internet_20_Link"> </text:a></text:h>
      <text:p text:style-name="P6">The Linux kernel can be inconsistent in enabling/disabling zone_reclaim_mode. This can result in odd performance problems.</text:p>
      <text:p text:style-name="Text_20_body">To ensure that zone_reclaim_mode is disabled:</text:p>
      <text:p text:style-name="P9">$ echo 0 &gt; /proc/sys/vm/zone_reclaim_mode</text:p>
      <text:h text:style-name="P3" text:outline-level="2">Set user resource limits<text:a xlink:type="simple" xlink:href="http://docs.datastax.com/en/landing_page/doc/landing_page/recommendedSettings.html#recommendedSettings__user-resource-limits" text:style-name="Internet_20_link" text:visited-style-name="Visited_20_Internet_20_Link"> </text:a></text:h>
      <text:p text:style-name="Text_20_body">Use the ulimit -a command to view the current limits. Although limits can also be temporarily set using this command,</text:p>
      <text:p text:style-name="P2">In RHEL version 6.x, ensure that the following settings are included in the /etc/security/limits.conf file:</text:p>
      <text:p text:style-name="Preformatted_20_Text"><text:span text:style-name="Source_20_Text">&lt;cassandra_user&gt; - memlock unlimited</text:span></text:p>
      <text:p text:style-name="Preformatted_20_Text"><text:span text:style-name="Source_20_Text">&lt;cassandra_user&gt; - nofile 100000</text:span></text:p>
      <text:p text:style-name="Preformatted_20_Text"><text:span text:style-name="Source_20_Text">&lt;cassandra_user&gt; - nproc 32768</text:span></text:p>
      <text:p text:style-name="P9"><text:span text:style-name="Source_20_Text">&lt;cassandra_user&gt; - as unlimited</text:span></text:p>
      <text:p text:style-name="P2">For RHEL 6.x-based systems, also set the nproc limits in /etc/security/limits.d/90-nproc.conf:</text:p>
      <text:p text:style-name="P9"><text:span text:style-name="Source_20_Text"><text:span text:style-name="Variable">cassandra_user</text:span></text:span><text:span text:style-name="Source_20_Text"> - nproc 32768</text:span></text:p>
      <text:p text:style-name="Text_20_body">add the following line to /etc/sysctl.conf:</text:p>
      <text:p text:style-name="P9"><text:span text:style-name="Source_20_Text">vm.max_map_count = 1048575</text:span></text:p>
      <text:p text:style-name="Text_20_body">For installations on Debian and Ubuntu operating systems, the pam_limits.so module is not enabled by default. Edit the /etc/pam.d/su file and uncomment this line:</text:p>
      <text:p text:style-name="P9"><text:span text:style-name="Source_20_Text">session <text:s text:c="3"/>required <text:s text:c="2"/>pam_limits.so</text:span></text:p>
      <text:p text:style-name="P6">This change to the PAM configuration file ensures that the system reads the files in the /etc/security/limits.d directory.</text:p>
      <text:p text:style-name="P6"/>
      <text:p text:style-name="P7">Edit the sysctl.conf</text:p>
      <text:p text:style-name="P7">enable vm.swappiness=1. This allows the kernel swap out the absolute least used parts.</text:p>
      <text:p text:style-name="P9"/>
      <text:p text:style-name="P10">Then disable swap</text:p>
      <text:p text:style-name="P9">$ sudo swapoff --all</text:p>
      <text:p text:style-name="P7"/>
      <text:p text:style-name="P2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7:07:48.927898374</meta:creation-date>
    <dc:date>2017-08-09T23:40:15.057583390</dc:date>
    <meta:editing-duration>PT2H39M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65" meta:word-count="391" meta:character-count="3233" meta:non-whitespace-character-count="2888"/>
  </office:meta>
</office:document-meta>
</file>